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 SemiBold" svg:font-family="'Poppins SemiBol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.1252in" fo:margin-right="0in" fo:orphans="2" fo:widows="2" fo:text-indent="0in" style:auto-text-indent="false"/>
      <style:text-properties fo:color="#f8faff" loext:opacity="100%" style:font-name="DeepSeek-CJK-patch"/>
    </style:style>
    <style:style style:name="P2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3" style:family="paragraph" style:parent-style-name="Horizontal_20_Line">
      <style:paragraph-properties fo:margin-top="0in" fo:margin-bottom="0.0972in" style:contextual-spacing="false" fo:line-height="115%"/>
      <style:text-properties fo:color="#f8faff" loext:opacity="100%" style:font-name="DeepSeek-CJK-patch"/>
    </style:style>
    <style:style style:name="P4" style:family="paragraph" style:parent-style-name="Heading_20_3">
      <style:paragraph-properties fo:margin-left="0.1665in" fo:margin-right="0in" fo:margin-top="0in" fo:margin-bottom="0.0972in" style:contextual-spacing="false" fo:line-height="150%" fo:orphans="2" fo:widows="2" fo:text-indent="0in" style:auto-text-indent="false"/>
      <style:text-properties fo:color="#f8faff" loext:opacity="100%" style:font-name="DeepSeek-CJK-patch" fo:font-weight="normal"/>
    </style:style>
    <style:style style:name="P5" style:family="paragraph" style:parent-style-name="Text_20_body">
      <style:paragraph-properties fo:margin-left="0.1252in" fo:margin-right="0in" fo:orphans="2" fo:widows="2" fo:text-indent="0in" style:auto-text-indent="false"/>
      <style:text-properties fo:color="#f8faff" loext:opacity="100%" style:font-name="DeepSeek-CJK-patch" officeooo:paragraph-rsid="00108291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color="#f8faff" loext:opacity="100%" style:font-name="DeepSeek-CJK-patch"/>
    </style:style>
    <style:style style:name="P7" style:family="paragraph" style:parent-style-name="SECTION_5f_TITLE_5f_AND_5f_DESCRIPTION_7e_LT_7e_Untertitel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color="#f8faff" loext:opacity="100%" style:font-name="DeepSeek-CJK-patch" officeooo:paragraph-rsid="00108291"/>
    </style:style>
    <style:style style:name="P10" style:family="paragraph" style:parent-style-name="Standard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color="#f8faff" loext:opacity="100%" style:font-name="DeepSeek-CJK-patch" officeooo:paragraph-rsid="000edeb9"/>
    </style:style>
    <style:style style:name="P12" style:family="paragraph" style:parent-style-name="CUSTOM_5f_10_7e_LT_7e_Untertitel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13" style:family="paragraph" style:parent-style-name="Standard">
      <style:paragraph-properties fo:margin-left="0.1252in" fo:margin-right="0in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14" style:family="paragraph" style:parent-style-name="Text_20_body">
      <style:paragraph-properties fo:margin-left="0.1252in" fo:margin-right="0in" fo:orphans="2" fo:widows="2" fo:text-indent="0in" style:auto-text-indent="false"/>
      <style:text-properties fo:color="#f8faff" loext:opacity="100%" style:font-name="DeepSeek-CJK-patch" officeooo:paragraph-rsid="000f2d2d"/>
    </style:style>
    <style:style style:name="P15" style:family="paragraph" style:parent-style-name="CUSTOM_7e_LT_7e_Untertitel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>
        <style:tab-stops>
          <style:tab-stop style:position="0in"/>
        </style:tab-stops>
      </style:paragraph-properties>
    </style:style>
    <style:style style:name="P16" style:family="paragraph" style:parent-style-name="CUSTOM_7e_LT_7e_Untertitel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ffffff" loext:opacity="100%" style:font-name="Poppins" fo:font-size="12pt" fo:letter-spacing="normal" style:font-size-asian="12pt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color="#f8faff" loext:opacity="100%" style:font-name="DeepSeek-CJK-patch" officeooo:paragraph-rsid="000f2d2d"/>
    </style:style>
    <style:style style:name="P18" style:family="paragraph" style:parent-style-name="Text_20_body">
      <style:paragraph-properties fo:margin-left="0.1252in" fo:margin-right="0in" fo:orphans="2" fo:widows="2" fo:text-indent="0in" style:auto-text-indent="false"/>
      <style:text-properties officeooo:paragraph-rsid="000f2d2d"/>
    </style:style>
    <style:style style:name="P19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 officeooo:paragraph-rsid="000f2d2d"/>
    </style:style>
    <style:style style:name="P20" style:family="paragraph" style:parent-style-name="Standard">
      <style:paragraph-properties fo:margin-left="0.1252in" fo:margin-right="0in" fo:orphans="2" fo:widows="2" fo:text-indent="0in" style:auto-text-indent="false"/>
      <style:text-properties officeooo:paragraph-rsid="000f2d2d"/>
    </style:style>
    <style:style style:name="P21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color="#f8faff" loext:opacity="100%" style:font-name="DeepSeek-CJK-patch"/>
    </style:style>
    <style:style style:name="P22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fo:color="#f8faff" loext:opacity="100%" style:font-name="DeepSeek-CJK-patch"/>
    </style:style>
    <style:style style:name="P23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24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25" style:family="paragraph" style:parent-style-name="CUSTOM_5f_10_7e_LT_7e_Untertitel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>
        <style:tab-stops>
          <style:tab-stop style:position="0in"/>
        </style:tab-stops>
      </style:paragraph-properties>
    </style:style>
    <style:style style:name="P26" style:family="paragraph" style:parent-style-name="Standard">
      <style:paragraph-properties fo:margin-left="0.1252in" fo:margin-right="0in" fo:orphans="2" fo:widows="2" fo:text-indent="0in" style:auto-text-indent="false"/>
      <style:text-properties fo:color="#f8faff" loext:opacity="100%" style:font-name="DeepSeek-CJK-patch" officeooo:paragraph-rsid="000f2d2d"/>
    </style:style>
    <style:style style:name="P27" style:family="paragraph" style:parent-style-name="Horizontal_20_Line">
      <style:paragraph-properties fo:margin-top="0in" fo:margin-bottom="0.0972in" style:contextual-spacing="false" fo:line-height="115%"/>
    </style:style>
    <style:style style:name="T1" style:family="text">
      <style:text-properties fo:font-variant="normal" fo:text-transform="none" fo:color="#f8faff" loext:opacity="100%" style:font-name="DeepSeek-CJK-patch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language="ru" fo:country="RU" fo:font-style="normal" fo:font-weight="normal" officeooo:rsid="00108291"/>
    </style:style>
    <style:style style:name="T5" style:family="text">
      <style:text-properties fo:color="#ffffff" loext:opacity="100%" style:font-name="Poppins" fo:font-size="14pt" style:font-size-asian="14pt"/>
    </style:style>
    <style:style style:name="T6" style:family="text">
      <style:text-properties fo:language="ru" fo:country="RU" fo:font-style="normal" officeooo:rsid="00108291"/>
    </style:style>
    <style:style style:name="T7" style:family="text">
      <style:text-properties fo:font-variant="normal" fo:text-transform="none" fo:color="#ffffff" loext:opacity="100%" style:font-name="Poppins" fo:font-size="14pt" fo:letter-spacing="normal" fo:font-style="normal" fo:font-weight="normal" style:font-size-asian="14pt"/>
    </style:style>
    <style:style style:name="T8" style:family="text">
      <style:text-properties fo:font-variant="normal" fo:text-transform="none" fo:color="#ffffff" loext:opacity="100%" style:font-name="Poppins" fo:font-size="14pt" fo:letter-spacing="normal" fo:language="ru" fo:country="RU" fo:font-style="normal" fo:font-weight="normal" officeooo:rsid="00108291" style:font-size-asian="14pt"/>
    </style:style>
    <style:style style:name="T9" style:family="text">
      <style:text-properties fo:font-size="12pt" fo:language="ru" fo:country="RU" fo:font-style="normal" officeooo:rsid="00108291"/>
    </style:style>
    <style:style style:name="T10" style:family="text">
      <style:text-properties fo:font-variant="normal" fo:text-transform="none" fo:color="#ffffff" loext:opacity="100%" style:font-name="Poppins" fo:font-size="12pt" fo:letter-spacing="normal" fo:font-style="normal" fo:font-weight="normal" style:font-size-asian="12pt"/>
    </style:style>
    <style:style style:name="T11" style:family="text">
      <style:text-properties fo:font-variant="normal" fo:text-transform="none" fo:font-size="12pt" fo:letter-spacing="normal" fo:font-style="normal"/>
    </style:style>
    <style:style style:name="T12" style:family="text">
      <style:text-properties fo:font-variant="normal" fo:text-transform="none" fo:font-size="12pt" fo:letter-spacing="normal" fo:language="ru" fo:country="RU" fo:font-style="normal" officeooo:rsid="00108291"/>
    </style:style>
    <style:style style:name="T13" style:family="text">
      <style:text-properties fo:color="#ffffff" loext:opacity="100%" style:font-name="Poppins" fo:font-size="12pt" fo:letter-spacing="normal" style:font-size-asian="12pt"/>
    </style:style>
    <style:style style:name="T14" style:family="text">
      <style:text-properties fo:font-variant="normal" fo:text-transform="none" fo:language="ru" fo:country="RU" fo:font-style="normal" fo:font-weight="normal" officeooo:rsid="00108291"/>
    </style:style>
    <style:style style:name="T15" style:family="text">
      <style:text-properties fo:font-variant="normal" fo:text-transform="none" fo:font-style="normal" fo:font-weight="normal"/>
    </style:style>
    <style:style style:name="T16" style:family="text">
      <style:text-properties fo:font-variant="normal" fo:text-transform="none" fo:color="#f8faff" loext:opacity="100%" style:font-name="DeepSeek-CJK-patch" fo:letter-spacing="normal"/>
    </style:style>
    <style:style style:name="T17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18" style:family="text">
      <style:text-properties fo:font-variant="normal" fo:text-transform="none" fo:color="#f8faff" loext:opacity="100%" style:font-name="DeepSeek-CJK-patch" fo:font-size="12pt" fo:letter-spacing="normal" fo:language="ru" fo:country="RU" fo:font-style="normal" fo:font-weight="normal" officeooo:rsid="000f2d2d"/>
    </style:style>
    <style:style style:name="T19" style:family="text">
      <style:text-properties fo:font-variant="normal" fo:text-transform="none" fo:color="#f8faff" loext:opacity="100%" style:font-name="DeepSeek-CJK-patch" fo:font-size="12pt" fo:letter-spacing="normal" fo:language="ru" fo:country="RU" fo:font-style="normal" fo:font-weight="normal" officeooo:rsid="00108291"/>
    </style:style>
    <style:style style:name="T20" style:family="text">
      <style:text-properties fo:color="#ffffff" loext:opacity="100%" style:font-name="Poppins" fo:font-size="14pt" fo:letter-spacing="normal" style:font-size-asian="14pt"/>
    </style:style>
    <style:style style:name="T21" style:family="text">
      <style:text-properties fo:font-variant="normal" fo:text-transform="none" fo:color="#ffffff" loext:opacity="100%" fo:font-family="Poppins" fo:font-size="14pt" fo:letter-spacing="normal" fo:font-style="normal" fo:font-weight="normal" style:font-size-asian="14pt"/>
    </style:style>
    <style:style style:name="T22" style:family="text">
      <style:text-properties fo:color="#ffffff" loext:opacity="100%" style:font-name="Poppins" fo:font-size="14pt" fo:letter-spacing="normal" fo:language="ru" fo:country="RU" officeooo:rsid="000f2d2d" style:font-size-asian="14pt"/>
    </style:style>
    <style:style style:name="T23" style:family="text">
      <style:text-properties fo:font-variant="normal" fo:text-transform="none" fo:font-size="12pt" fo:letter-spacing="normal" fo:language="ru" fo:country="RU" fo:font-style="normal" fo:font-weight="normal" officeooo:rsid="000f2d2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1. Вступление (1 минута)</text:span></text:span></text:h>
      <text:p text:style-name="P1"><text:span text:style-name="Emphasis"><text:span text:style-name="T2">(Слайд 1: Титульный)</text:span></text:span></text:p>
      <text:p text:style-name="P1"><text:span text:style-name="Emphasis"><text:span text:style-name="T2">"Добрый день, уважаемые слушатели!</text:span></text:span></text:p>
      <text:p text:style-name="P1"><text:span text:style-name="T2">Сегодня я хочу представить вам проект, который сочетает в себе ностальгию, удобство и современные технологии — </text:span><text:span text:style-name="Strong_20_Emphasis"><text:span text:style-name="T2">"Советский кроссворд" в Telegram Mini Apps</text:span></text:span><text:span text:style-name="T2">.</text:span></text:p>
      <text:p text:style-name="P1"><text:span text:style-name="T2">Это не просто игра — это </text:span><text:span text:style-name="Strong_20_Emphasis"><text:span text:style-name="T2">интеллектуальный досуг в стиле СССР</text:span></text:span><text:span text:style-name="T2">, доступный в один клик прямо в Telegram.</text:span></text:p>
      <text:p text:style-name="P2">Давайте вместе разберёмся, почему наш проект — это свежее решение для любителей кроссвордов."</text:p>
      <text:p text:style-name="P3"/>
      <text:h text:style-name="P4" text:outline-level="3"><text:span text:style-name="Strong_20_Emphasis"><text:span text:style-name="T3">2. Проблема (1 минута)</text:span></text:span></text:h>
      <text:p text:style-name="P1"><text:span text:style-name="Emphasis"><text:span text:style-name="T2">(Слайд </text:span></text:span><text:span text:style-name="Emphasis"><text:span text:style-name="T4">2</text:span></text:span><text:span text:style-name="Emphasis"><text:span text:style-name="T2">: Проблема)</text:span></text:span></text:p>
      <text:p text:style-name="P5"><text:span text:style-name="Emphasis"><text:span text:style-name="T2">"С какими трудностями сталкиваются пользователи обычных онлайн-кроссвордов?</text:span></text:span></text:p>
      <text:p text:style-name="P5"><text:span text:style-name="Emphasis"><text:span text:style-name="T4">СЛАЙД 3</text:span></text:span></text:p>
      <text:list text:style-name="L1">
        <text:list-item>
          <text:p text:style-name="P6"><text:span text:style-name="Strong_20_Emphasis"><text:span text:style-name="T2">Реклама</text:span></text:span><text:span text:style-name="T2"> — она повсюду: между вопросами, в углах экрана, даже поверх букв.</text:span></text:p>
          <text:p text:style-name="P7"><text:span text:style-name="T5">Многие онлайн-кроссворды заполняются рекламой, что отвлекает пользователей и ухудшает их опыт. Наличие постоянной рекламы на страницах делает процесс решения кроссвордов менее приятным и может отпугнуть новых игроков.</text:span></text:p>
          <text:p text:style-name="P8"/>
        </text:list-item>
      </text:list>
      <text:p text:style-name="P5"><text:span text:style-name="Emphasis"><text:span text:style-name="T6">СЛАЙД 4 </text:span></text:span></text:p>
      <text:list text:continue-numbering="true" text:style-name="L1">
        <text:list-item>
          <text:p text:style-name="P9"><text:span text:style-name="Strong_20_Emphasis"><text:span text:style-name="T2">Устаревший дизайн</text:span></text:span><text:span text:style-name="T2"> . </text:span><text:span text:style-name="T7">Обычные кроссворды часто используют устаревший и неинтуитивный дизайн, что значительно затрудняет пользователям взаимодействие с интерфейсом. Непривлекательное оформление также влияет на восприятие платформы в целом.</text:span></text:p>
          <text:p text:style-name="P9"><text:span text:style-name="Emphasis"><text:span text:style-name="T8"/></text:span></text:p>
          <text:p text:style-name="P9"><text:span text:style-name="Emphasis"><text:span text:style-name="T9">СЛАЙД 5</text:span></text:span></text:p>
          <text:list>
            <text:list-header>
              <text:p text:style-name="P10"/>
            </text:list-header>
          </text:list>
        </text:list-item>
        <text:list-item>
          <text:p text:style-name="P11"><text:span text:style-name="Strong_20_Emphasis"><text:span text:style-name="T2">Нет сохранения прогресса. </text:span></text:span><text:span text:style-name="Strong_20_Emphasis"><text:span text:style-name="T10">Одной из основных проблем традиционных онлайн-кроссвордов является отсутствие функции сохранения прогресса. Это означает, что если игрок покинет игру раньше времени или обновит страницу, он потеряет все свои достижения. Это создает негативный опыт и может оттолкнуть пользователя от дальнейшей игры.</text:span></text:span><text:span text:style-name="T2"> закрыл вкладку? Все ответы пропали.</text:span><text:span text:style-name="Emphasis"><text:span text:style-name="T2">Результат?</text:span></text:span><text:span text:style-name="T2"> Люди теряют мотивацию играть.</text:span></text:p>
        </text:list-item>
      </text:list>
      <text:p text:style-name="P12"><text:soft-page-break/></text:p>
      <text:p text:style-name="P13"/>
      <text:p text:style-name="P2">Но у нас есть решение."</text:p>
      <text:p text:style-name="P3"/>
      <text:h text:style-name="P4" text:outline-level="3"><text:span text:style-name="Strong_20_Emphasis"><text:span text:style-name="T3">3. Наше предложение (2 минуты)</text:span></text:span></text:h>
      <text:p text:style-name="P14"><text:span text:style-name="Emphasis"><text:span text:style-name="T11">Слайд </text:span></text:span><text:span text:style-name="Emphasis"><text:span text:style-name="T12">6</text:span></text:span><text:span text:style-name="Emphasis"><text:span text:style-name="T11">: Решение</text:span></text:span></text:p>
      <text:p text:style-name="P15"><text:span text:style-name="Strong_20_Emphasis"><text:span text:style-name="T10">Н</text:span></text:span><text:span text:style-name="T13">аша мини-игра предлагает невероятно простой и легкий доступ через Telegram. Пользователи могут начать играть всего за одно нажатие, что минимизирует время на ожидание и повышает удобство. Этот подход снял барьер входа для новых игроков и облегчает взаимодействие.</text:span></text:p>
      <text:p text:style-name="P16"/>
      <text:p text:style-name="P5"><text:span text:style-name="Emphasis"><text:span text:style-name="T14">СЛАЙД 7</text:span></text:span></text:p>
      <text:list text:style-name="L2">
        <text:list-item>
          <text:p text:style-name="P17"><text:span text:style-name="Strong_20_Emphasis"><text:span text:style-name="T2">Случайные неповторяющиеся уровни</text:span></text:span><text:span text:style-name="T2"> — каждый раз новый вызов.</text:span></text:p>
        </text:list-item>
        <text:list-item>
          <text:p text:style-name="P17"><text:span text:style-name="Strong_20_Emphasis"><text:span text:style-name="T2">Экранная клавиатура</text:span></text:span><text:span text:style-name="T2"> — удобно на любом устройстве.</text:span></text:p>
        </text:list-item>
      </text:list>
      <text:p text:style-name="P14"><text:span text:style-name="T15">Это не просто кроссворд — это </text:span><text:span text:style-name="Strong_20_Emphasis"><text:span text:style-name="T15">удовольствие от игры</text:span></text:span><text:span text:style-name="T15">."</text:span></text:p>
      <text:p text:style-name="P1"><text:span text:style-name="Emphasis"><text:span text:style-name="T2">"Что мы сделали?</text:span></text:span></text:p>
      <text:p text:style-name="P18"><text:span text:style-name="T16">✅ </text:span><text:span text:style-name="Strong_20_Emphasis"><text:span text:style-name="T17">Доступ в один клик</text:span></text:span><text:span text:style-name="T17"> — никаких регистраций. Открыл Telegram — начал играть.</text:span></text:p>
      <text:p text:style-name="P19"/>
      <text:p text:style-name="P18"><text:span text:style-name="T18">СЛАЙД </text:span><text:span text:style-name="T19">8</text:span><text:span text:style-name="T17"><text:line-break/>✅ </text:span><text:span text:style-name="Strong_20_Emphasis"><text:span text:style-name="T17">Стиль СССР без клише</text:span></text:span><text:span text:style-name="T17"> — мы использовали лаконичные шрифты, геометрические формы и узнаваемую цветовую гамму, но сделали это современно. </text:span><text:span text:style-name="T20">Мы используем минималистичный и интуитивно понятный интерфейс, который позволяет пользователям без труда ориентироваться и быстро находить необходимые функции.</text:span><text:span text:style-name="T17"><text:line-break/>✅ </text:span><text:span text:style-name="Strong_20_Emphasis"><text:span text:style-name="T17">Полный контроль</text:span></text:span><text:span text:style-name="T17"> — тёмная/светлая тема, фоновая музыка с регулировкой громкости.</text:span></text:p>
      <text:p text:style-name="P19"/>
      <text:p text:style-name="P18"><text:span text:style-name="T18">СЛАЙД </text:span><text:span text:style-name="T19">9</text:span><text:span text:style-name="T17"><text:line-break/>✅ </text:span><text:span text:style-name="Emphasis"><text:span text:style-name="T21">К</text:span></text:span><text:span text:style-name="T20">лючевым преимуществом нашего приложения является автоматическое сохранение прогресса пользователей. Теперь игроки могут с</text:span><text:span text:style-name="T22">покойно</text:span><text:span text:style-name="T20"> оставить игру и вернуться к ней позже, не опасаясь потерять свои достижения. Это обеспечивает максимальный комфорт и удержание пользователей.</text:span></text:p>
      <text:p text:style-name="P20"><text:span text:style-name="Emphasis"><text:span text:style-name="T17"/></text:span></text:p>
      <text:list text:continue-numbering="true" text:style-name="L2">
        <text:list-header>
          <text:p text:style-name="P21"><text:span text:style-name="T2"/></text:p>
        </text:list-header>
      </text:list>
      <text:p text:style-name="P3"/>
      <text:h text:style-name="P4" text:outline-level="3"><text:soft-page-break/><text:span text:style-name="Strong_20_Emphasis"><text:span text:style-name="T3">4. Технологии (1 минута)</text:span></text:span></text:h>
      <text:p text:style-name="P1"><text:span text:style-name="Emphasis"><text:span text:style-name="T2">(Слайд </text:span></text:span><text:span text:style-name="Emphasis"><text:span text:style-name="T23">10</text:span></text:span><text:span text:style-name="Emphasis"><text:span text:style-name="T2">)</text:span></text:span></text:p>
      <text:p text:style-name="P1"><text:span text:style-name="Emphasis"><text:span text:style-name="T2">"Как мы это сделали?</text:span></text:span></text:p>
      <text:list text:style-name="L3">
        <text:list-item>
          <text:p text:style-name="P22"><text:span text:style-name="Strong_20_Emphasis"><text:span text:style-name="T2">Frontend</text:span></text:span><text:span text:style-name="T2">: Чистый HTML, CSS и JavaScript — чтобы работало даже на слабых устройствах.</text:span></text:p>
        </text:list-item>
        <text:list-item>
          <text:p text:style-name="P22"><text:span text:style-name="Strong_20_Emphasis"><text:span text:style-name="T2">Backend</text:span></text:span><text:span text:style-name="T2">: GitHub Actions + Telegram Bot API — бесплатно и надёжно.</text:span></text:p>
        </text:list-item>
        <text:list-item>
          <text:p text:style-name="P22"><text:span text:style-name="Strong_20_Emphasis"><text:span text:style-name="T2">Хостинг</text:span></text:span><text:span text:style-name="T2">: Всё внутри Telegram Mini Apps — никаких серверов.</text:span></text:p>
        </text:list-item>
      </text:list>
      <text:p text:style-name="P1"><text:span text:style-name="Emphasis"><text:span text:style-name="T2">Почему это важно?</text:span></text:span><text:span text:style-name="T2"><text:line-break/>Мы доказали, что </text:span><text:span text:style-name="Strong_20_Emphasis"><text:span text:style-name="T2">качественный продукт можно создать без бюджета</text:span></text:span><text:span text:style-name="T2">, используя только навыки и энтузиазм."</text:span></text:p>
      <text:p text:style-name="P3"/>
      <text:h text:style-name="P4" text:outline-level="3"><text:span text:style-name="Strong_20_Emphasis"><text:span text:style-name="T3">5. Для кого это? (30 секунд)</text:span></text:span></text:h>
      <text:p text:style-name="P1"><text:span text:style-name="Emphasis"><text:span text:style-name="T2">(Слайд </text:span></text:span><text:span text:style-name="Emphasis"><text:span text:style-name="T23">11</text:span></text:span><text:span text:style-name="Emphasis"><text:span text:style-name="T2">: Целевая аудитория)</text:span></text:span></text:p>
      <text:p text:style-name="P2">*"Наша аудитория — это:</text:p>
      <text:list text:style-name="L4">
        <text:list-item>
          <text:p text:style-name="P23">Любители головоломок 30+, которые ценят ретро-стиль.</text:p>
        </text:list-item>
        <text:list-item>
          <text:p text:style-name="P23">Пользователи Telegram, ищущие удобные мини-игры.</text:p>
        </text:list-item>
        <text:list-item>
          <text:p text:style-name="P23">Те, кто устал от рекламы и сложных интерфейсов."</text:p>
        </text:list-item>
      </text:list>
      <text:p text:style-name="P3"/>
      <text:h text:style-name="P4" text:outline-level="3"><text:span text:style-name="Strong_20_Emphasis"><text:span text:style-name="T3">6. Планы развития (30 секунд)</text:span></text:span></text:h>
      <text:p text:style-name="P1"><text:span text:style-name="Emphasis"><text:span text:style-name="T2">(Слайд </text:span></text:span><text:span text:style-name="Emphasis"><text:span text:style-name="T23">12</text:span></text:span><text:span text:style-name="Emphasis"><text:span text:style-name="T2">)</text:span></text:span></text:p>
      <text:p text:style-name="P2">*"Мы не останавливаемся! В планах:</text:p>
      <text:list text:style-name="L5">
        <text:list-item>
          <text:p text:style-name="P24">Тематические кроссворды ("Кино СССР", "Советские песни").</text:p>
        </text:list-item>
        <text:list-item>
          <text:p text:style-name="P24">Система достижений — чтобы было к чему стремиться.</text:p>
        </text:list-item>
        <text:list-item>
          <text:p text:style-name="P24">Статистика игроков — для анализа и улучшений."</text:p>
        </text:list-item>
      </text:list>
      <text:p text:style-name="P3"/>
      <text:h text:style-name="P4" text:outline-level="3"><text:span text:style-name="Strong_20_Emphasis"><text:span text:style-name="T3">7. Заключение (1 минута)</text:span></text:span></text:h>
      <text:p text:style-name="P1"><text:span text:style-name="Emphasis"><text:span text:style-name="T2">(Слайд 11: Заключение)</text:span></text:span></text:p>
      <text:p text:style-name="P25"><text:span text:style-name="Emphasis"><text:span text:style-name="T10">Н</text:span></text:span><text:span text:style-name="T13">аш советский кроссворд предлагает пользователям уникальное решение, комбинируя стильный дизайн, легкий доступ через Telegram и функции, которые делают игру более удобной и приятной. С учётом всех сказанных преимуществ, мы готовы привлечь новую аудиторию, которая оценит наш продукт.</text:span></text:p>
      <text:p text:style-name="P26"><text:soft-page-break/><text:span text:style-name="Emphasis"><text:span text:style-name="T23"/></text:span></text:p>
      <text:p text:style-name="P1"><text:span text:style-name="T2">*"Подведём итоги:<text:line-break/>🔹 </text:span><text:span text:style-name="Strong_20_Emphasis"><text:span text:style-name="T2">Удобно</text:span></text:span><text:span text:style-name="T2"> — играйте где угодно.<text:line-break/>🔹 </text:span><text:span text:style-name="Strong_20_Emphasis"><text:span text:style-name="T2">Стильно</text:span></text:span><text:span text:style-name="T2"> — дизайн, который выделяет нас.<text:line-break/>🔹 </text:span><text:span text:style-name="Strong_20_Emphasis"><text:span text:style-name="T2">Бесплатно</text:span></text:span><text:span text:style-name="T2"> — для вас и для нас.</text:span></text:p>
      <text:p text:style-name="P1"><text:span text:style-name="Emphasis"><text:span text:style-name="T2">Попробуйте сами!</text:span></text:span><text:span text:style-name="T2"> Отсканируйте QR-код — и вы в игре.</text:span></text:p>
      <text:p text:style-name="P1"><text:span text:style-name="T2">Спасибо за внимание!</text:span></text:p>
      <text:p text:style-name="P27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 SemiBold" svg:font-family="'Poppins SemiBol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ECTION_5f_TITLE_5f_AND_5f_DESCRIPTION_7e_LT_7e_Untertitel" style:display-name="SECTION_TITLE_AND_DESCRIP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Poppins SemiBold" style:font-family-complex="'Poppins SemiBold'" style:font-family-generic-complex="system" style:font-pitch-complex="variable" style:font-size-complex="12pt" style:text-emphasize="none"/>
    </style:style>
    <style:style style:name="CUSTOM_5f_10_7e_LT_7e_Untertitel" style:display-name="CUSTOM_10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Poppins SemiBold" style:font-family-complex="'Poppins SemiBold'" style:font-family-generic-complex="system" style:font-pitch-complex="variable" style:font-size-complex="12pt" style:text-emphasize="none"/>
    </style:style>
    <style:style style:name="CUSTOM_7e_LT_7e_Untertitel" style:display-name="CUSTOM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Poppins SemiBold" style:font-family-complex="'Poppins SemiBold'" style:font-family-generic-complex="system" style:font-pitch-complex="variable" style:font-size-complex="12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3T11:02:48.145275100</meta:creation-date>
    <dc:date>2025-04-03T12:49:04.873875800</dc:date>
    <meta:editing-duration>PT1H7M43S</meta:editing-duration>
    <meta:editing-cycles>7</meta:editing-cycles>
    <meta:generator>LibreOffice/25.2.1.2$Windows_X86_64 LibreOffice_project/d3abf4aee5fd705e4a92bba33a32f40bc4e56f49</meta:generator>
    <meta:document-statistic meta:table-count="0" meta:image-count="0" meta:object-count="0" meta:page-count="4" meta:paragraph-count="54" meta:word-count="578" meta:character-count="4127" meta:non-whitespace-character-count="3595"/>
  </office:meta>
</office:document-meta>
</file>